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0" style:parent-style-name="TableContents" style:family="paragraph"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7" style:parent-style-name="TableContents" style:family="paragraph">
      <style:text-properties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4" style:parent-style-name="TableContents" style:family="paragraph">
      <style:text-properties fo:language="es" fo:country="MX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1" style:parent-style-name="TableContents" style:family="paragraph">
      <style:text-properties fo:language="es" fo:country="MX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9" style:family="table-row">
      <style:table-row-properties style:row-height="0.554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Cambria" fo:font-style="italic" style:font-style-asian="italic" fo:color="#000000" fo:font-size="15pt" style:font-size-asian="15pt" fo:language="es" fo:country="MX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P98" style:parent-style-name="Standard" style:family="paragraph">
      <style:text-properties style:font-name="Calibri" fo:color="#000000" fo:font-size="26pt" style:font-size-asian="26pt"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T105" style:parent-style-name="Énfasissutil" style:family="text">
      <style:text-properties style:font-name="Calibri" style:font-name-complex="Calibri" style:use-window-font-color="true" fo:font-size="18pt" style:font-size-asian="18pt" fo:language="es" fo:country="MX"/>
    </style:style>
    <style:style style:name="P106" style:parent-style-name="Título5" style:family="paragraph">
      <style:text-properties style:font-name="Calibri" style:font-name-complex="Calibri" style:use-window-font-color="true" fo:font-size="14pt" style:font-size-asian="14pt" fo:language="es" fo:country="MX"/>
    </style:style>
    <style:style style:name="P107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T108" style:parent-style-name="Énfasissutil" style:family="text">
      <style:text-properties style:font-name="Calibri" style:font-name-complex="Calibri" style:use-window-font-color="true" fo:font-size="18pt" style:font-size-asian="18pt" fo:language="es" fo:country="MX"/>
    </style:style>
    <style:style style:name="P109" style:parent-style-name="Título5" style:family="paragraph">
      <style:text-properties style:font-name="Calibri" style:font-name-complex="Calibri" style:use-window-font-color="true" fo:font-size="14pt" style:font-size-asian="14pt" fo:language="es" fo:country="MX"/>
    </style:style>
    <style:style style:name="P110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T111" style:parent-style-name="Énfasissutil" style:family="text">
      <style:text-properties style:font-name="Calibri" style:font-name-complex="Calibri" style:use-window-font-color="true" fo:font-size="18pt" style:font-size-asian="18pt" fo:language="es" fo:country="MX"/>
    </style:style>
    <style:style style:name="P112" style:parent-style-name="Título5" style:family="paragraph">
      <style:text-properties style:font-name="Calibri" style:font-name-complex="Calibri" style:use-window-font-color="true" fo:font-size="14pt" style:font-size-asian="14pt" style:font-size-complex="14pt" fo:language="es" fo:country="MX"/>
    </style:style>
    <style:style style:name="P113" style:parent-style-name="Título5" style:family="paragraph">
      <style:text-properties style:font-name="Calibri" style:font-name-complex="Calibri" style:use-window-font-color="true" fo:font-size="14pt" style:font-size-asian="14pt" style:font-size-complex="14pt" fo:background-color="#FFFFFF" fo:language="es" fo:country="MX"/>
    </style:style>
    <style:style style:name="P114" style:parent-style-name="Normal" style:family="paragraph">
      <style:text-properties fo:language="es" fo:country="MX"/>
    </style:style>
    <style:style style:name="T115" style:parent-style-name="Énfasissutil" style:family="text">
      <style:text-properties style:font-name="Calibri" style:font-name-complex="Calibri" style:use-window-font-color="true" fo:font-size="18pt" style:font-size-asian="18pt" fo:language="es" fo:country="MX"/>
    </style:style>
    <style:style style:name="P116" style:parent-style-name="Título5" style:family="paragraph">
      <style:text-properties style:font-name="Calibri" style:font-name-complex="Calibri" style:use-window-font-color="true" fo:font-size="14pt" style:font-size-asian="14pt" fo:language="es" fo:country="MX"/>
    </style:style>
    <style:style style:name="P117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18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19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0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1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2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3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4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5" style:parent-style-name="Normal" style:family="paragraph">
      <style:text-properties style:font-name="Calibri" style:font-name-complex="Calibri" fo:font-size="14pt" style:font-size-asian="14pt" fo:language="es" fo:country="MX"/>
    </style:style>
    <style:style style:name="P126" style:parent-style-name="Título5" style:family="paragraph">
      <style:text-properties style:font-name="Calibri" style:font-name-complex="Calibri" style:use-window-font-color="true" fo:font-size="14pt" style:font-size-asian="14pt" fo:language="es" fo:country="MX"/>
    </style:style>
    <style:style style:name="T127" style:parent-style-name="Énfasissutil" style:family="text">
      <style:text-properties style:font-name="Calibri" style:font-name-complex="Calibri" style:use-window-font-color="true" fo:font-size="18pt" style:font-size-asian="18pt" fo:language="es" fo:country="MX"/>
    </style:style>
    <style:style style:name="T128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29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30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31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32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33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name="T134" style:parent-style-name="Fuentedepárrafopredeter." style:family="text">
      <style:text-properties style:font-name="Calibri" style:font-name-complex="Calibri" fo:font-size="14pt" style:font-size-asian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 <text:s/></text:p>
          </table:table-cell>
          <table:table-cell table:style-name="TableCell38">
            <text:p text:style-name="P39"/>
            <text:p text:style-name="P40"><text:s text:c="5"/>Juan Alfredo Cruz Carlón<text:s/>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<text:s text:c="4"/>Fundamentos de Programación<text:s/>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<text:s text:c="5"/>1107 <text:s text:c="4"/>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<text:s text:c="3"/>Practica No 2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Juarez López Laura Lizbeth<text:s/>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Primer Semestre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  <text:p text:style-name="P83">30 de agosto de 2017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tab/><text:tab/><text:tab/><text:tab/><text:tab/>CALIFICACIÓN: __________</text:p>
      <text:p text:style-name="P99"/>
      <text:p text:style-name="P100"/>
      <text:p text:style-name="P101"/>
      <text:p text:style-name="P102"/>
      <text:p text:style-name="P103"/>
      <text:p text:style-name="P104"/>
      <text:h text:style-name="Título5" text:outline-level="5"><text:span text:style-name="T105">Reporte practica 2</text:span></text:h>
      <text:h text:style-name="P106" text:outline-level="5"/>
      <text:p text:style-name="P107"/>
      <text:h text:style-name="Título5" text:outline-level="5"><text:span text:style-name="T108">Objetivo</text:span></text:h>
      <text:h text:style-name="P109" text:outline-level="5">Ir conociendo los<text:s/>comandos<text:s/>de<text:s/>Linux</text:h>
      <text:p text:style-name="P110"/>
      <text:h text:style-name="Título5" text:outline-level="5"><text:span text:style-name="T111">Introducción</text:span></text:h>
      <text:h text:style-name="P112" text:outline-level="5">Linux es un Sistema operativo</text:h>
      <text:h text:style-name="P113" text:outline-level="5">desarrollado<text:s/>por la FSF, y el núcleo(kernel) Linux, desarrollado por Linus Torvalds y la Linux Foundation. Su desarrollo es uno de los ejemplos más prominentes de software libre; todo su código fuente puede ser utilizado, modificado y redistribuido libremente por cualquiera bajo los términos de la GP</text:h>
      <text:p text:style-name="P114"/>
      <text:h text:style-name="Título5" text:outline-level="5"><text:span text:style-name="T115">Actividades</text:span></text:h>
      <text:h text:style-name="P116" text:outline-level="5">Investigar que<text:s/>empresas<text:s/>usan<text:s/>Linux<text:s/></text:h>
      <text:p text:style-name="P117">NASA</text:p>
      <text:p text:style-name="P118">CERN</text:p>
      <text:p text:style-name="P119">Bolsa de valores de New York</text:p>
      <text:p text:style-name="P120">Tren bala<text:s/>japonés</text:p>
      <text:p text:style-name="P121">Google</text:p>
      <text:p text:style-name="P122">Facebook</text:p>
      <text:p text:style-name="P123">Amazon</text:p>
      <text:p text:style-name="P124">Empresas<text:s/>como: Tommy Hilfiger, Dell, Nokia</text:p>
      <text:p text:style-name="P125">Android</text:p>
      <text:h text:style-name="P126" text:outline-level="5"/>
      <text:h text:style-name="Título5" text:outline-level="5"><text:span text:style-name="T127">Conclusión</text:span></text:h>
      <text:p text:style-name="Normal"><text:span text:style-name="T128">Muchas empresas grandes usan<text:s/></text:span><text:span text:style-name="T129">Linux</text:span><text:span text:style-name="T130">, porque este es<text:s/></text:span><text:span text:style-name="T131">más</text:span><text:span text:style-name="T132"><text:s/></text:span><text:span text:style-name="T133">económico</text:span><text:span text:style-name="T134"><text:s/>y sus Sistema es abierto el cual les permite tener un mayor control sobre su empres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9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duardo Juarez</dc:creator>
    <meta:creation-date>2017-08-31T01:26:00Z</meta:creation-date>
    <dc:date>2017-08-31T23:28:00Z</dc:date>
    <meta:template xlink:href="Normal" xlink:type="simple"/>
    <meta:editing-cycles>3</meta:editing-cycles>
    <meta:editing-duration>PT840S</meta:editing-duration>
    <meta:document-statistic meta:page-count="2" meta:paragraph-count="2" meta:word-count="188" meta:character-count="1224" meta:row-count="8" meta:non-whitespace-character-count="1038"/>
  </office:meta>
</office:document-meta>
</file>